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c925" officeooo:paragraph-rsid="001ac925"/>
    </style:style>
    <style:style style:name="P2" style:family="paragraph" style:parent-style-name="Standard">
      <style:paragraph-properties fo:margin-left="2.501cm" fo:text-align="justify" style:justify-single-word="false" fo:text-indent="0cm" style:auto-text-indent="false"/>
      <style:text-properties officeooo:paragraph-rsid="001e9a28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1ac925" officeooo:paragraph-rsid="001ac925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officeooo:rsid="001ac925" officeooo:paragraph-rsid="001eaad8" style:font-weight-asian="bold" style:font-weight-complex="bold"/>
    </style:style>
    <style:style style:name="P5" style:family="paragraph" style:parent-style-name="Standard" style:list-style-name="L7">
      <style:paragraph-properties fo:text-align="justify" style:justify-single-word="false"/>
      <style:text-properties fo:font-weight="bold" officeooo:rsid="001ac925" officeooo:paragraph-rsid="001ac925" style:font-weight-asian="bold" style:font-weight-complex="bold"/>
    </style:style>
    <style:style style:name="P6" style:family="paragraph" style:parent-style-name="Standard" style:list-style-name="L7">
      <style:paragraph-properties fo:text-align="justify" style:justify-single-word="false"/>
      <style:text-properties fo:font-weight="bold" officeooo:rsid="001ac925" officeooo:paragraph-rsid="001b36ef" style:font-weight-asian="bold" style:font-weight-complex="bold"/>
    </style:style>
    <style:style style:name="P7" style:family="paragraph" style:parent-style-name="Standard" style:list-style-name="L10">
      <style:paragraph-properties fo:text-align="justify" style:justify-single-word="false"/>
      <style:text-properties fo:font-weight="bold" officeooo:rsid="001ac925" officeooo:paragraph-rsid="001ac92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ac925" officeooo:paragraph-rsid="001ac925" style:font-weight-asian="bold" style:font-weight-complex="bold"/>
    </style:style>
    <style:style style:name="P9" style:family="paragraph" style:parent-style-name="Standard" style:list-style-name="L7">
      <style:paragraph-properties fo:text-align="justify" style:justify-single-word="false"/>
      <style:text-properties fo:font-weight="bold" officeooo:rsid="001b36ef" officeooo:paragraph-rsid="001b36ef" style:font-weight-asian="bold" style:font-weight-complex="bold"/>
    </style:style>
    <style:style style:name="P10" style:family="paragraph" style:parent-style-name="Standard" style:list-style-name="L7">
      <style:paragraph-properties fo:text-align="justify" style:justify-single-word="false"/>
      <style:text-properties officeooo:paragraph-rsid="001ac925"/>
    </style:style>
    <style:style style:name="P11" style:family="paragraph" style:parent-style-name="Standard" style:list-style-name="L10">
      <style:paragraph-properties fo:text-align="justify" style:justify-single-word="false"/>
      <style:text-properties officeooo:paragraph-rsid="001ac925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ac925" officeooo:paragraph-rsid="001ac925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ac925" officeooo:paragraph-rsid="001ac925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1ac925" officeooo:paragraph-rsid="001ac925"/>
    </style:style>
    <style:style style:name="P15" style:family="paragraph" style:parent-style-name="Standard" style:list-style-name="L5">
      <style:paragraph-properties fo:text-align="justify" style:justify-single-word="false"/>
      <style:text-properties officeooo:rsid="001ac925" officeooo:paragraph-rsid="001ac925"/>
    </style:style>
    <style:style style:name="P16" style:family="paragraph" style:parent-style-name="Standard" style:list-style-name="L6">
      <style:paragraph-properties fo:text-align="justify" style:justify-single-word="false"/>
      <style:text-properties officeooo:rsid="001ac925" officeooo:paragraph-rsid="001ac925"/>
    </style:style>
    <style:style style:name="P17" style:family="paragraph" style:parent-style-name="Standard" style:list-style-name="L7">
      <style:paragraph-properties fo:text-align="justify" style:justify-single-word="false"/>
      <style:text-properties officeooo:rsid="001ac925" officeooo:paragraph-rsid="001b36ef"/>
    </style:style>
    <style:style style:name="P18" style:family="paragraph" style:parent-style-name="Standard" style:list-style-name="L7">
      <style:paragraph-properties fo:text-align="justify" style:justify-single-word="false"/>
      <style:text-properties officeooo:rsid="001ac925" officeooo:paragraph-rsid="001ac925"/>
    </style:style>
    <style:style style:name="P19" style:family="paragraph" style:parent-style-name="Standard" style:list-style-name="L10">
      <style:paragraph-properties fo:text-align="justify" style:justify-single-word="false"/>
      <style:text-properties officeooo:rsid="001ac925" officeooo:paragraph-rsid="001ac925"/>
    </style:style>
    <style:style style:name="P20" style:family="paragraph" style:parent-style-name="Standard" style:list-style-name="L11">
      <style:paragraph-properties fo:text-align="justify" style:justify-single-word="false"/>
      <style:text-properties officeooo:rsid="001ac925" officeooo:paragraph-rsid="001eaad8"/>
    </style:style>
    <style:style style:name="P21" style:family="paragraph" style:parent-style-name="Standard" style:list-style-name="L12">
      <style:paragraph-properties fo:text-align="justify" style:justify-single-word="false"/>
      <style:text-properties officeooo:rsid="001ac925" officeooo:paragraph-rsid="001eaad8"/>
    </style:style>
    <style:style style:name="P22" style:family="paragraph" style:parent-style-name="Standard" style:list-style-name="L13">
      <style:paragraph-properties fo:text-align="justify" style:justify-single-word="false"/>
      <style:text-properties officeooo:rsid="001ac925" officeooo:paragraph-rsid="001eaad8"/>
    </style:style>
    <style:style style:name="P23" style:family="paragraph" style:parent-style-name="Standard" style:list-style-name="L14">
      <style:paragraph-properties fo:text-align="justify" style:justify-single-word="false"/>
      <style:text-properties officeooo:rsid="001ac925" officeooo:paragraph-rsid="001eaad8"/>
    </style:style>
    <style:style style:name="P24" style:family="paragraph" style:parent-style-name="Standard" style:list-style-name="L15">
      <style:paragraph-properties fo:text-align="justify" style:justify-single-word="false"/>
      <style:text-properties officeooo:rsid="001ac925" officeooo:paragraph-rsid="001eaad8"/>
    </style:style>
    <style:style style:name="P25" style:family="paragraph" style:parent-style-name="Standard">
      <style:paragraph-properties fo:text-align="justify" style:justify-single-word="false"/>
      <style:text-properties officeooo:rsid="001ac925" officeooo:paragraph-rsid="001eaad8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1b36ef" officeooo:paragraph-rsid="001b36ef"/>
    </style:style>
    <style:style style:name="P27" style:family="paragraph" style:parent-style-name="Standard" style:list-style-name="L7">
      <style:paragraph-properties fo:text-align="justify" style:justify-single-word="false"/>
      <style:text-properties officeooo:rsid="001b36ef" officeooo:paragraph-rsid="001d34d2"/>
    </style:style>
    <style:style style:name="P28" style:family="paragraph" style:parent-style-name="Standard" style:list-style-name="L8">
      <style:paragraph-properties fo:text-align="justify" style:justify-single-word="false"/>
      <style:text-properties officeooo:rsid="001b36ef" officeooo:paragraph-rsid="001e02c1"/>
    </style:style>
    <style:style style:name="P29" style:family="paragraph" style:parent-style-name="Standard" style:list-style-name="L9">
      <style:paragraph-properties fo:text-align="justify" style:justify-single-word="false"/>
      <style:text-properties officeooo:rsid="001b36ef" officeooo:paragraph-rsid="001b36ef"/>
    </style:style>
    <style:style style:name="P30" style:family="paragraph" style:parent-style-name="Standard" style:list-style-name="L9">
      <style:paragraph-properties fo:text-align="justify" style:justify-single-word="false"/>
      <style:text-properties officeooo:rsid="001b36ef" officeooo:paragraph-rsid="001e2504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1e9a28" officeooo:paragraph-rsid="001e9a28"/>
    </style:style>
    <style:style style:name="P32" style:family="paragraph" style:parent-style-name="Standard" style:list-style-name="L7">
      <style:paragraph-properties fo:text-align="justify" style:justify-single-word="false"/>
      <style:text-properties fo:font-weight="normal" officeooo:rsid="001e9a28" officeooo:paragraph-rsid="001e9a28" style:font-weight-asian="normal" style:font-weight-complex="normal"/>
    </style:style>
    <style:style style:name="P33" style:family="paragraph" style:parent-style-name="Standard" style:list-style-name="L7">
      <style:paragraph-properties fo:text-align="justify" style:justify-single-word="false"/>
      <style:text-properties fo:font-weight="normal" officeooo:rsid="001e02c1" officeooo:paragraph-rsid="001e02c1" style:font-weight-asian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fo:font-weight="normal" officeooo:rsid="001b36ef" officeooo:paragraph-rsid="001b36ef" style:font-weight-asian="normal" style:font-weight-complex="normal"/>
    </style:style>
    <style:style style:name="P35" style:family="paragraph" style:parent-style-name="Standard" style:list-style-name="L9">
      <style:paragraph-properties fo:text-align="justify" style:justify-single-word="false"/>
      <style:text-properties fo:font-weight="normal" officeooo:rsid="001b36ef" officeooo:paragraph-rsid="001b36ef" style:font-weight-asian="normal" style:font-weight-complex="normal"/>
    </style:style>
    <style:style style:name="P36" style:family="paragraph" style:parent-style-name="Standard" style:list-style-name="L7">
      <style:paragraph-properties fo:text-align="justify" style:justify-single-word="false"/>
      <style:text-properties fo:font-style="italic" fo:font-weight="normal" officeooo:rsid="001ac925" officeooo:paragraph-rsid="001d34d2" style:font-style-asian="italic" style:font-weight-asian="normal" style:font-style-complex="italic" style:font-weight-complex="normal"/>
    </style:style>
    <style:style style:name="P37" style:family="paragraph" style:parent-style-name="Standard" style:list-style-name="L7">
      <style:paragraph-properties fo:text-align="justify" style:justify-single-word="false"/>
      <style:text-properties fo:font-style="italic" fo:font-weight="normal" officeooo:rsid="001ac925" officeooo:paragraph-rsid="001b36ef" style:font-style-asian="italic" style:font-weight-asian="normal" style:font-style-complex="italic" style:font-weight-complex="normal"/>
    </style:style>
    <style:style style:name="P38" style:family="paragraph" style:parent-style-name="Standard" style:list-style-name="L8">
      <style:paragraph-properties fo:text-align="justify" style:justify-single-word="false"/>
      <style:text-properties fo:font-style="normal" fo:font-weight="bold" officeooo:rsid="001b36ef" officeooo:paragraph-rsid="001e02c1" style:font-style-asian="normal" style:font-weight-asian="bold" style:font-style-complex="normal" style:font-weight-complex="bold"/>
    </style:style>
    <style:style style:name="P39" style:family="paragraph" style:parent-style-name="Standard" style:list-style-name="L9">
      <style:paragraph-properties fo:text-align="justify" style:justify-single-word="false"/>
      <style:text-properties fo:font-style="normal" fo:font-weight="bold" officeooo:rsid="001b36ef" officeooo:paragraph-rsid="001b36ef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1ac925" officeooo:paragraph-rsid="001ac925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font-size="20pt" style:text-underline-style="solid" style:text-underline-width="auto" style:text-underline-color="font-color" fo:font-weight="bold" officeooo:rsid="001ac925" officeooo:paragraph-rsid="001eaad8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925" style:font-weight-asian="bold" style:font-weight-complex="bold"/>
    </style:style>
    <style:style style:name="T3" style:family="text">
      <style:text-properties fo:font-weight="bold" officeooo:rsid="001b36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36ef" style:font-weight-asian="normal" style:font-weight-complex="normal"/>
    </style:style>
    <style:style style:name="T6" style:family="text">
      <style:text-properties fo:font-weight="normal" officeooo:rsid="001d34d2" style:font-weight-asian="normal" style:font-weight-complex="normal"/>
    </style:style>
    <style:style style:name="T7" style:family="text">
      <style:text-properties fo:font-weight="normal" officeooo:rsid="001e2504" style:font-weight-asian="normal" style:font-weight-complex="normal"/>
    </style:style>
    <style:style style:name="T8" style:family="text">
      <style:text-properties fo:font-weight="normal" officeooo:rsid="001e9a2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1d34d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e02c1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Documentación técnica</text:p>
      <text:list text:style-name="L10">
        <text:list-header>
          <text:p text:style-name="P19"/>
        </text:list-header>
        <text:list-item>
          <text:p text:style-name="P7">Introducción</text:p>
          <text:p text:style-name="P11"><text:span text:style-name="T2"/></text:p>
        </text:list-item>
        <text:list-item>
          <text:p text:style-name="P7">Análisis</text:p>
          <text:p text:style-name="P19"><text:span text:style-name="T1"/></text:p>
          <text:list>
            <text:list-item>
              <text:p text:style-name="P7">Definición del sistema</text:p>
              <text:p text:style-name="P19"><text:span text:style-name="T1"/></text:p>
              <text:list>
                <text:list-item>
                  <text:p text:style-name="P7">Determinación del alcance del sistema: descripción funcional</text:p>
                  <text:p text:style-name="P19"><text:span text:style-name="T1"/></text:p>
                </text:list-item>
                <text:list-item>
                  <text:p text:style-name="P7">Identificación de usuarios</text:p>
                </text:list-item>
              </text:list>
              <text:p text:style-name="P19"><text:span text:style-name="T1"/></text:p>
            </text:list-item>
            <text:list-item>
              <text:p text:style-name="P7">Especificación de casos de uso</text:p>
              <text:p text:style-name="P19"><text:span text:style-name="T1"/></text:p>
              <text:list>
                <text:list-item>
                  <text:p text:style-name="P7">Casos de uso de gestión </text:p>
                </text:list-item>
              </text:list>
              <text:p text:style-name="P19"><text:span text:style-name="T1"/></text:p>
            </text:list-item>
            <text:list-item>
              <text:p text:style-name="P7">Modelo conceptual de datos</text:p>
              <text:p text:style-name="P19"><text:span text:style-name="T1"/></text:p>
            </text:list-item>
            <text:list-item>
              <text:p text:style-name="P7">Arquitectura de software de la solución</text:p>
            </text:list-item>
          </text:list>
        </text:list-item>
      </text:list>
      <text:p text:style-name="P8"/>
      <text:p text:style-name="P8"/>
      <text:p text:style-name="P41">Fases de un Proyecto</text:p>
      <text:p text:style-name="P25"/>
      <text:list xml:id="list1662347521" text:style-name="L1">
        <text:list-item>
          <text:p text:style-name="P4">Conception &amp; Initiation:</text:p>
        </text:list-item>
      </text:list>
      <text:list text:style-name="L11">
        <text:list-item>
          <text:list>
            <text:list-item>
              <text:p text:style-name="P20">Project charter</text:p>
            </text:list-item>
            <text:list-item>
              <text:p text:style-name="P20">Project initiation</text:p>
            </text:list-item>
            <text:list-item>
              <text:p text:style-name="P20">Project goals</text:p>
            </text:list-item>
          </text:list>
        </text:list-item>
      </text:list>
      <text:list xml:id="list125127987740550" text:continue-list="list1662347521" text:style-name="L1">
        <text:list-item>
          <text:p text:style-name="P4">Definition &amp; Planning:</text:p>
        </text:list-item>
      </text:list>
      <text:list text:style-name="L12">
        <text:list-item>
          <text:list>
            <text:list-item>
              <text:p text:style-name="P21">Scope &amp; Budget</text:p>
            </text:list-item>
            <text:list-item>
              <text:p text:style-name="P21">Work Breakdown Schdue</text:p>
            </text:list-item>
            <text:list-item>
              <text:p text:style-name="P21">Gantt Chart</text:p>
            </text:list-item>
            <text:list-item>
              <text:p text:style-name="P21">Communication Plan</text:p>
            </text:list-item>
            <text:list-item>
              <text:p text:style-name="P21">Team Roles</text:p>
            </text:list-item>
            <text:list-item>
              <text:p text:style-name="P21">Milestones</text:p>
            </text:list-item>
          </text:list>
        </text:list-item>
      </text:list>
      <text:list xml:id="list125128530810670" text:continue-list="list125127987740550" text:style-name="L1">
        <text:list-item>
          <text:p text:style-name="P4">Launch or Execution:</text:p>
        </text:list-item>
      </text:list>
      <text:list text:style-name="L13">
        <text:list-item>
          <text:list>
            <text:list-item>
              <text:p text:style-name="P22">Status &amp; Tracking</text:p>
            </text:list-item>
            <text:list-item>
              <text:p text:style-name="P22">KPIs</text:p>
            </text:list-item>
            <text:list-item>
              <text:p text:style-name="P22">Quality</text:p>
            </text:list-item>
            <text:list-item>
              <text:p text:style-name="P22">Forecasts</text:p>
            </text:list-item>
            <text:list-item>
              <text:p text:style-name="P22">Budget Management</text:p>
            </text:list-item>
            <text:list-item>
              <text:p text:style-name="P22">Resource Planning</text:p>
            </text:list-item>
            <text:list-item>
              <text:p text:style-name="P22">Status Reports</text:p>
            </text:list-item>
          </text:list>
        </text:list-item>
      </text:list>
      <text:list xml:id="list125127139060554" text:continue-list="list125128530810670" text:style-name="L1">
        <text:list-item>
          <text:p text:style-name="P4">Performance &amp; Control:</text:p>
        </text:list-item>
      </text:list>
      <text:list text:style-name="L14">
        <text:list-item>
          <text:list>
            <text:list-item>
              <text:p text:style-name="P23">Objetives</text:p>
            </text:list-item>
            <text:list-item>
              <text:p text:style-name="P23">Quality Deliverables</text:p>
            </text:list-item>
            <text:list-item>
              <text:p text:style-name="P23">Effort &amp; Cost Tracking</text:p>
            </text:list-item>
            <text:list-item>
              <text:p text:style-name="P23">Perfomance</text:p>
            </text:list-item>
          </text:list>
        </text:list-item>
      </text:list>
      <text:list text:continue-list="list125127139060554" text:style-name="L1">
        <text:list-item>
          <text:p text:style-name="P4">Project close:</text:p>
        </text:list-item>
      </text:list>
      <text:list text:style-name="L15">
        <text:list-item>
          <text:list>
            <text:list-item>
              <text:p text:style-name="P24">Post Mortem</text:p>
            </text:list-item>
            <text:list-item>
              <text:p text:style-name="P24">Project Punchlist</text:p>
            </text:list-item>
            <text:list-item>
              <text:p text:style-name="P24">Reporting</text:p>
            </text:list-item>
            <text:list-item>
              <text:p text:style-name="P24">Retrospective Meet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5T09:39:33.436000000</meta:creation-date>
    <dc:date>2026-02-25T12:51:26.219000000</dc:date>
    <meta:editing-duration>PT3H8M38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0" meta:word-count="139" meta:character-count="776" meta:non-whitespace-character-count="714"/>
  </office:meta>
</office:document-meta>
</file>